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1c0a" officeooo:paragraph-rsid="000e1c0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e1c0a" officeooo:paragraph-rsid="000e1c0a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0pt" fo:font-weight="normal" officeooo:rsid="000e1c0a" officeooo:paragraph-rsid="000e1c0a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centralised university/learning system.</text:p>
      <text:p text:style-name="P2"/>
      <text:p text:style-name="P3"><text:tab/>Decentralised univeristy learning system is developed in Ethereum platform, and for creating apis which can invoke and query smart contract features in ethereum I have used nodejs. </text:p>
      <text:p text:style-name="P3"><text:tab/>I have created a private ethereum node, deployed the smart contract (used online remix ethereum compiler).</text:p>
      <text:p text:style-name="P3">The following command is used for starting ethreum (geth) node.</text:p>
      <text:p text:style-name="P3"><text:tab/><text:span text:style-name="T1">geth --datadir evaluation --maxpeers 0 --nodiscover --networkid 9046 --rpc --rpcapi "db,eth,web3,net,personal" --rpccorsdomain="*" console</text:span></text:p>
      <text:p text:style-name="P3"/>
      <text:p text:style-name="P3">I have used a customized file “mine.js” which helps to start the miner when there is any pending transaction in the mining pool. </text:p>
      <text:p text:style-name="P3"/>
      <text:p text:style-name="P3">The genesis and mine.js is avialble in the given folder.</text:p>
      <text:p text:style-name="P3"/>
      <text:p text:style-name="P3">Password for coinbase account (eth.accounts[0]) is “123456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7:01:27.016648005</meta:creation-date>
    <dc:date>2017-11-01T17:10:41.370778908</dc:date>
    <meta:editing-duration>P0D</meta:editing-duration>
    <meta:editing-cycles>1</meta:editing-cycles>
    <meta:document-statistic meta:table-count="0" meta:image-count="0" meta:object-count="0" meta:page-count="1" meta:paragraph-count="8" meta:word-count="116" meta:character-count="777" meta:non-whitespace-character-count="671"/>
    <meta:generator>LibreOffice/4.2.8.2$Linux_X86_64 LibreOffice_project/420m0$Build-2</meta:generator>
  </office:meta>
</office:document-meta>
</file>